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6000003E8C29DCD5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04cm"/>
    </style:style>
    <style:style style:name="pr1" style:family="presentation" style:parent-style-name="Default1-subtitle">
      <style:graphic-properties draw:fill-color="#ffffff" draw:auto-grow-height="true" fo:min-height="1.514cm"/>
    </style:style>
    <style:style style:name="pr2" style:family="presentation" style:parent-style-name="Default1-title">
      <style:graphic-properties fo:min-height="1.897cm"/>
    </style:style>
    <style:style style:name="pr3" style:family="presentation" style:parent-style-name="Default1-subtitle">
      <style:graphic-properties draw:fill-color="#ffffff" draw:auto-grow-height="true" fo:min-height="1.69cm"/>
    </style:style>
    <style:style style:name="pr4" style:family="presentation" style:parent-style-name="Default1-notes">
      <style:graphic-properties draw:fill-color="#ffffff" draw:auto-grow-height="true" fo:min-height="12.573cm"/>
    </style:style>
    <style:style style:name="pr5" style:family="presentation" style:parent-style-name="Default1-title">
      <style:graphic-properties fo:min-height="3.256cm"/>
    </style:style>
    <style:style style:name="pr6" style:family="presentation" style:parent-style-name="Default1-subtitle">
      <style:graphic-properties draw:fill-color="#ffffff" fo:min-height="13.609cm"/>
    </style:style>
    <style:style style:name="pr7" style:family="presentation" style:parent-style-name="Default1-notes">
      <style:graphic-properties draw:fill-color="#ffffff" fo:min-height="12.322cm"/>
    </style:style>
    <style:style style:name="pr8" style:family="presentation" style:parent-style-name="Default1-subtitle">
      <style:graphic-properties draw:fill-color="#ffffff" fo:min-height="7.79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family="ESSTIXThirteen" style:font-pitch="variable" fo:font-weight="normal" style:font-weight-asian="normal" style:font-weight-complex="normal"/>
    </style:style>
    <style:style style:name="T8" style:family="text">
      <style:text-properties style:text-position="sub 65%"/>
    </style:style>
    <style:style style:name="T9" style:family="text">
      <style:text-properties style:text-position="0% 100%" fo:font-size="32pt" style:font-size-asian="32pt" style:font-size-complex="32pt"/>
    </style:style>
    <style:style style:name="T10" style:family="text">
      <style:text-properties style:text-position="0% 100%" fo:font-family="ESSTIXThirteen" style:font-pitch="variable" fo:font-size="32pt" style:font-size-asian="32pt" style:font-size-complex="32pt"/>
    </style:style>
    <style:style style:name="T11" style:family="text">
      <style:text-properties style:text-position="sub 65%" fo:font-size="32pt" style:font-size-asian="32pt" style:font-size-complex="32pt"/>
    </style:style>
    <style:style style:name="T1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solid" style:text-position="0% 100%" fo:font-size="32pt" style:font-size-asian="32pt" style:font-size-complex="32pt"/>
    </style:style>
    <style:style style:name="T14" style:family="text"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Times New Roman'" style:font-family-generic="roman" style:font-pitch="variable"/>
    </style:style>
    <style:style style:name="T16" style:family="text">
      <style:text-properties style:text-position="super 70%" fo:font-family="'Times New Roman'" style:font-family-generic="roman" style:font-pitch="variable"/>
    </style:style>
    <style:style style:name="T17" style:family="text">
      <style:text-properties style:use-window-font-color="true" style:text-outline="false" style:text-line-through-style="none" style:text-position="super 70%" fo:font-family="'Times New Roman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1" presentation:use-date-time-name="dtd1">
        <draw:frame presentation:style-name="pr1" draw:text-style-name="P1" draw:layer="layout" svg:width="3.298cm" svg:height="1.514cm" svg:x="0.624cm" svg:y="17.504cm" presentation:class="subtitle" presentation:user-transformed="true">
          <draw:text-box>
            <text:p><text:span text:style-name="T1">YKY</text:span></text:p>
          </draw:text-box>
        </draw:frame>
        <draw:frame presentation:style-name="pr2" draw:text-style-name="P2" draw:layer="layout" svg:width="6.753cm" svg:height="1.897cm" svg:x="10.199cm" svg:y="6.458cm" presentation:class="title" presentation:user-transformed="true">
          <draw:text-box>
            <text:p><text:span text:style-name="T2">Genifer</text:span></text:p>
          </draw:text-box>
        </draw:frame>
        <draw:frame presentation:style-name="pr3" draw:layer="layout" svg:width="12.026cm" svg:height="1.69cm" svg:x="7.762cm" svg:y="8.67cm">
          <draw:text-box>
            <text:p>– associative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 text:style-name="P2"><text:span text:style-name="T2">Background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>Associative memory is a concept borrowed from neural networks.</text:p>
            <text:p/>
            <text:p>There isn't much of a literature on <text:span text:style-name="T3">logic-based</text:span> associative memories, so I am building a theory from first principles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 presentation:use-date-time-name="dtd1"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What is association?</text:span></text:p>
          </draw:text-box>
        </draw:frame>
        <draw:frame presentation:style-name="pr8" draw:layer="layout" svg:width="25.199cm" svg:height="12.661cm" svg:x="1.445cm" svg:y="5.513cm" presentation:class="subtitle" presentation:user-transformed="true">
          <draw:text-box>
            <text:p text:style-name="P3">Assoc is a mapping:</text:p>
            <text:p/>
            <text:p/>
            <text:p/>
            <text:p text:style-name="P3">The purpose of Assoc is to <text:span text:style-name="T4">suggest good candidates for inference</text:span>.</text:p>
            <text:p/>
            <text:p text:style-name="P3">The problem is intractable as it amounts to being an oracle for deduction. <text:s/>We try to come up with good heuristics.</text:p>
          </draw:text-box>
        </draw:frame>
        <draw:frame draw:style-name="gr2" draw:layer="layout" svg:width="18.941cm" svg:height="2.96cm" svg:x="3.298cm" svg:y="7.17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 text:style-name="P2"><text:span text:style-name="T2">Association and similarity</text:span></text:p>
          </draw:text-box>
        </draw:frame>
        <draw:frame presentation:style-name="pr6" draw:layer="layout" svg:width="25.199cm" svg:height="15.193cm" svg:x="1.4cm" svg:y="4.247cm" presentation:class="subtitle" presentation:user-transformed="true">
          <draw:text-box>
            <text:p text:style-name="P3">Association (~) is not the same as similarity (<text:span text:style-name="T5">≈</text:span>).</text:p>
            <text:p text:style-name="P3"/>
            <text:p text:style-name="P3"><text:span text:style-name="T2">Similarity</text:span> is semantic and stronger:</text:p>
            <text:p/>
            <text:p>“All crows are equally black”</text:p>
            <text:p><text:span text:style-name="T5">≈ </text:span><text:s/>“The pot calling the kettle black”</text:p>
            <text:p/>
            <text:p text:style-name="P3"><text:span text:style-name="T2">Association</text:span> is learned from any useful or interesting inference trails:</text:p>
            <text:p/>
            <text:p>grandpa(X,Z) ← pa(X,Y) &amp; pa(Y,Z)</text:p>
            <text:p>~ <text:s/>grandpa(john,paul)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 text:style-name="P2"><text:span text:style-name="T2">Clustering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>Hierarchical clustering:</text:p>
            <text:p>creates clusters from distance measures</text:p>
            <text:p/>
            <text:p>Reduce huge number of contexts to fewer clusters. <text:s/>Then map clusters to associations.</text:p>
            <text:p/>
            <text:p>Clustering requires a distance metric between 2 contexts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 presentation:presentation-page-layout-name="AL1T0" presentation:use-date-time-name="dtd1">
        <draw:frame presentation:style-name="pr5" draw:text-style-name="P2" draw:layer="layout" svg:width="25.199cm" svg:height="3.473cm" svg:x="1.4cm" svg:y="0.854cm" presentation:class="title" presentation:user-transformed="true">
          <draw:text-box>
            <text:p text:style-name="P2"><text:span text:style-name="T2">Ideally, association should be</text:span><text:span text:style-name="T2"><text:line-break/></text:span><text:span text:style-name="T2">defined via </text:span><text:span text:style-name="T6">semantic distance</text:span></text:p>
          </draw:text-box>
        </draw:frame>
        <draw:frame presentation:style-name="pr6" draw:layer="layout" svg:width="25.199cm" svg:height="13.609cm" svg:x="1.311cm" svg:y="5.219cm" presentation:class="subtitle" presentation:user-transformed="true">
          <draw:text-box>
            <text:p><text:span text:style-name="T7">C</text:span><text:span text:style-name="T8">1</text:span> <text:s text:c="2"/>~ <text:s text:c="2"/>a<text:span text:style-name="T8">1</text:span></text:p>
            <text:p><text:span text:style-name="T5"/></text:p>
            <text:p><text:span text:style-name="T7">C</text:span><text:span text:style-name="T8">2</text:span> <text:s text:c="2"/>~ <text:s text:c="2"/>a<text:span text:style-name="T8">2</text:span></text:p>
            <text:p><text:span text:style-name="T9"/></text:p>
            <text:p text:style-name="P3"><text:span text:style-name="T9">if <text:s text:c="18"/></text:span><text:span text:style-name="T10">C</text:span><text:span text:style-name="T11">1</text:span><text:span text:style-name="T9"> is associated with a</text:span><text:span text:style-name="T11">1</text:span></text:p>
            <text:p text:style-name="P3"><text:span text:style-name="T9">and <text:s text:c="14"/></text:span><text:span text:style-name="T10">C</text:span><text:span text:style-name="T11">2</text:span><text:span text:style-name="T9"> <text:s/></text:span><text:span text:style-name="T12">≈</text:span><text:span text:style-name="T9"> <text:s/></text:span><text:span text:style-name="T10">C</text:span><text:span text:style-name="T11">1</text:span></text:p>
            <text:p text:style-name="P3"><text:span text:style-name="T9">and <text:s text:c="14"/>a</text:span><text:span text:style-name="T11">2</text:span><text:span text:style-name="T9"> <text:s/></text:span><text:span text:style-name="T12">≈ </text:span><text:span text:style-name="T9"><text:s/>a</text:span><text:span text:style-name="T11">1</text:span></text:p>
            <text:p><text:span text:style-name="T13"><text:s text:c="61"/></text:span></text:p>
            <text:p text:style-name="P3"><text:span text:style-name="T9">then <text:s text:c="13"/></text:span><text:span text:style-name="T10">C</text:span><text:span text:style-name="T11">2</text:span><text:span text:style-name="T9"> is associated with a</text:span><text:span text:style-name="T11">2</text:span></text:p>
          </draw:text-box>
        </draw:frame>
        <draw:frame draw:style-name="gr3" draw:layer="layout" svg:width="1.345cm" svg:height="5.315cm" draw:transform="rotate (1.57236712312139) translate (11.272cm 8.157cm)">
          <draw:text-box>
            <text:p><text:span text:style-name="T14">≈</text:span></text:p>
            <text:p><text:span text:style-name="T14"/></text:p>
            <text:p><text:span text:style-name="T14"/></text:p>
            <text:p><text:span text:style-name="T14">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 text:style-name="P2"><text:span text:style-name="T2">Associative recall</text:span>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Given a context, find its cluster. <text:s/>How?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 text:style-name="P2"><text:span text:style-name="T2">Conflict with indexing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>Association conflicts with indexing.</text:p>
            <text:p/>
            <text:p>Either cluster then index.</text:p>
            <text:p>or index then cluster.</text:p>
            <text:p/>
            <text:p>How to mix the 2 techniques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1" presentation:presentation-page-layout-name="AL1T0" presentation:use-date-time-name="dtd1">
        <draw:frame presentation:style-name="pr5" draw:text-style-name="P2" draw:layer="layout" svg:width="25.199cm" svg:height="3.473cm" svg:x="1.4cm" svg:y="0.854cm" presentation:class="title" presentation:user-transformed="true">
          <draw:text-box>
            <text:p text:style-name="P2"><text:span text:style-name="T2">Semantic distance</text:span><text:span text:style-name="T2"><text:line-break/></text:span><text:span text:style-name="T2">(= similarity)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>Given infinite resource, how should similarity be defined?</text:p>
            <text:p/>
            <text:p>Semantic similiarity:</text:p>
            <text:p>The Chinese idiom “cat crying over dead mouse” is similar to “crocodile tears”.</text:p>
            <text:p/>
            <text:p>Similarity can be modeled by equational reaso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 text:style-name="P2"><text:span text:style-name="T2">Negative and zero similarity</text:span></text:p>
          </draw:text-box>
        </draw:frame>
        <draw:frame presentation:style-name="pr6" draw:text-style-name="P3" draw:layer="layout" svg:width="25.199cm" svg:height="13.609cm" svg:x="1.4cm" svg:y="5.039cm" presentation:class="subtitle">
          <draw:text-box>
            <text:p text:style-name="P3"><text:span text:style-name="T2">Opposites</text:span> should have <text:span text:style-name="T3">negative</text:span> similarity:</text:p>
            <text:p text:style-name="P3"/>
            <text:p text:style-name="P3"><text:tab/>loves(john, mary) <text:s/>~ <text:s/>hates(john, mary) <text:s text:c="2"/>&lt;-1.0&gt;</text:p>
            <text:p text:style-name="P3"/>
            <text:p text:style-name="P3"><text:span text:style-name="T2">Unrelated</text:span> items have (close to) zero similarity:</text:p>
            <text:p text:style-name="P3"/>
            <text:p text:style-name="P3"><text:tab/>loves(john, mary) <text:s/>~ <text:s text:c="2"/><text:span text:style-name="T15">e</text:span><text:span text:style-name="T16">i</text:span><text:span text:style-name="T17">π</text:span><text:span text:style-name="T15"> + 1 = 0 <text:s text:c="16"/></text:span><text:span text:style-name="T18">&lt;0.0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Dark_5f_Room_5f_Background_5f_by_5f_ChaosStocks" draw:display-name="Dark_Room_Background_by_ChaosStocks" xlink:href="Pictures/1000000000000506000003E8C29DCD5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Dark_5f_Room_5f_Background_5f_by_5f_ChaosStocks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Dark_5f_Room_5f_Background_5f_by_5f_ChaosStocks" style:repeat="stretch"/>
      <style:text-properties style:letter-kerning="true"/>
    </style:style>
    <style:style style:name="Default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Dark_5f_Room_5f_Background_5f_by_5f_ChaosStock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8-25T17:58:05.34</meta:creation-date>
    <dc:date>2010-08-31T08:44:58.68</dc:date>
    <dc:creator>King Yin Yan</dc:creator>
    <meta:editing-duration>PT134H05M53S</meta:editing-duration>
    <meta:editing-cycles>7</meta:editing-cycles>
    <meta:generator>OpenOffice.org/3.2$Win32 OpenOffice.org_project/320m18$Build-9502</meta:generator>
    <meta:document-statistic meta:object-count="75"/>
  </office:meta>
</office:document-meta>
</file>

<file path=Object 1/content.xml><?xml version="1.0" encoding="utf-8"?>
<math xmlns="http://www.w3.org/1998/Math/MathML">
  <semantics>
    <mtable>
      <mtr>
        <mtd>
          <mstyle color="white">
            <mrow>
              <mrow>
                <mi mathvariant="italic">set</mi>
                <mi mathvariant="italic">of</mi>
                <mi mathvariant="italic">items</mi>
                <mi mathvariant="italic">currently</mi>
                <mi mathvariant="italic">under</mi>
                <mi mathvariant="italic">attention</mi>
              </mrow>
            </mrow>
          </mstyle>
        </mtd>
      </mtr>
      <mtr>
        <mtd>
          <mstyle color="white">
            <mrow>
              <mrow>
                <mo stretchy="false">→</mo>
                <mi mathvariant="italic">new</mi>
                <mi mathvariant="italic">candidates</mi>
              </mrow>
            </mrow>
          </mstyle>
        </mtd>
      </mtr>
    </mtable>
    <annotation encoding="StarMath 5.0">color white {set of items currently under attention}
newline
color white {toward new candidates }</annotation>
  </semantics>
</math>
</file>